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mefield</text:p>
      <text:p text:style-name="Standard">Large playfield, bigger than Field of View (FOV)</text:p>
      <text:p text:style-name="Standard">Top down FOV (90 Degrees)</text:p>
      <text:p text:style-name="Standard">Movable Fiewport</text:p>
      <text:p text:style-name="Standard">No Zoom</text:p>
      <text:p text:style-name="Standard">Field is build in Cubes: </text:p>
      <text:p text:style-name="Standard">Inner cube = Player tower Cube (Devided in 4 Player Areas)</text:p>
      <text:p text:style-name="Standard">Couter Cube = complete playfield. Gap between inner cube and outer cube ist he Creep walking area</text:p>
      <text:p text:style-name="Standard">Creeps spawn in each corner and walk along the border oft he playfield to the next corner (Clockwise)</text:p>
      <text:p text:style-name="Standard">Map is devided in a very small Cooridinate System for Movement of Creeps and Animation of Tower attacks</text:p>
      <text:p text:style-name="Standard">Map is devided in larger squares for Building placement</text:p>
      <text:p text:style-name="Standard"/>
      <text:p text:style-name="Standard">Tower Types:</text:p>
      <text:p text:style-name="Standard">Single Target, Splash Damage (Area), Slow, Bounce (Multible), Air (Flak), Detection (Low range), Sniper / Artillery, Aura, Poison (damage over time)</text:p>
      <text:p text:style-name="Standard"/>
      <text:p text:style-name="Standard">Tower updates</text:p>
      <text:p text:style-name="Standard">Per Tower one upgrade-line (Each tower can be updated x times)</text:p>
      <text:p text:style-name="Standard"/>
      <text:p text:style-name="Standard">Tower Attributes:</text:p>
      <text:p text:style-name="Standard">Damage, Range, Speed, Attacktype, Splash? Multitarget? Slow? Air? Ground? Detection? Cost? Size on Map ?</text:p>
      <text:p text:style-name="Standard"/>
      <text:p text:style-name="Standard">Creep Types (Attribute):</text:p>
      <text:p text:style-name="Standard">Weak, Fast, Many, Few, Strong, slow, big (Air+Ground), small, Immune, Air, Ground, Boss, Cloaked, Supply count (As how many units do i count? Boss=20, normal=1, Big unit=2-5)</text:p>
      <text:p text:style-name="Standard"/>
      <text:p text:style-name="Standard">Creep Attributes:</text:p>
      <text:p text:style-name="Standard"><text:soft-page-break/>Health, Speed, Size, Armour, Supply Count, Air, Ground, cloaked</text:p>
      <text:p text:style-name="Standard"/>
      <text:p text:style-name="Standard">Waves:</text:p>
      <text:p text:style-name="Standard">Combinations, Singletype, Random</text:p>
      <text:p text:style-name="Standard"/>
      <text:p text:style-name="Standard">Win Conditions: </text:p>
      <text:p text:style-name="Standard">Survive X Waves</text:p>
      <text:p text:style-name="Standard">Survive X Minutes</text:p>
      <text:p text:style-name="Standard"/>
      <text:p text:style-name="Standard">Lose Condition:</text:p>
      <text:p text:style-name="Standard">More than 100xplayercount Creeps on Gamefield</text:p>
      <text:p text:style-name="Standard"/>
      <text:p text:style-name="Standard">Server:</text:p>
      <text:p text:style-name="Standard">Matchmaking</text:p>
      <text:p text:style-name="Standard">Data Integrity</text:p>
      <text:p text:style-name="Standard"/>
      <text:p text:style-name="Standard">Iteration 1:</text:p>
      <text:p text:style-name="Standard">Map</text:p>
      <text:p text:style-name="Standard">Creep</text:p>
      <text:p text:style-name="Standard">Tower</text:p>
      <text:p text:style-name="Standard">Update</text:p>
      <text:p text:style-name="Standard">Player</text:p>
      <text:p text:style-name="Standard">Win/Lose condition</text:p>
      <text:p text:style-name="Standard">Server/Client desig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de" fo:country="CH" fo:hyphenate="false" fo:hyphenation-remain-char-count="0" fo:hyphenation-push-char-count="0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Rolf</meta:initial-creator>
    <dc:creator>a a</dc:creator>
    <meta:creation-date>2010-09-24T14:34:00Z</meta:creation-date>
    <dc:date>2010-09-24T16:50:52.32</dc:date>
    <meta:editing-cycles>2</meta:editing-cycles>
    <meta:editing-duration>PT00H00M39S</meta:editing-duration>
    <meta:document-statistic meta:table-count="0" meta:image-count="0" meta:object-count="0" meta:page-count="2" meta:paragraph-count="39" meta:word-count="225" meta:character-count="1431"/>
    <meta:template xlink:type="simple" xlink:actuate="onRequest" xlink:title="" xlink:href="Normal.dotm"/>
  </office:meta>
</office:document-meta>
</file>